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3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7" table:number-columns-repeated="7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8">11/28/2023</text:date>, <text:time>14:1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8T14:10:41</dc:date>
    <meta:editing-cycles>177</meta:editing-cycles>
    <meta:editing-duration>PT10M45S</meta:editing-duration>
    <meta:document-statistic meta:table-count="1" meta:cell-count="320" meta:object-count="0"/>
  </office:meta>
</office:document-meta>
</file>